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920000059212CA9556946BB88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483cm" svg:y="5.637cm">
          <draw:image xlink:href="Pictures/10000000000005920000059212CA9556946BB8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4:55.364104119</meta:creation-date>
    <dc:date>2018-04-17T16:05:11.964725947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